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A000001A57D23D54D0462AB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gr4" style:family="graphic" style:parent-style-name="standard">
      <style:graphic-properties draw:fill="none" draw:textarea-vertical-align="middle" draw:auto-grow-height="false" fo:min-height="2.69cm" fo:min-width="0cm"/>
    </style:style>
    <style:style style:name="gr5" style:family="graphic" style:parent-style-name="objectwithoutfill">
      <style:graphic-properties draw:stroke="dash" draw:stroke-dash="Fine_20_Dashed" svg:stroke-width="0.03cm" draw:marker-start-width="0.23cm" draw:marker-end="" draw:marker-end-width="0.25cm" draw:fill="none" draw:textarea-vertical-align="middle" fo:padding-top="0.115cm" fo:padding-bottom="0.115cm" fo:padding-left="0.24cm" fo:padding-right="0.24cm"/>
    </style:style>
    <style:style style:name="gr6" style:family="graphic" style:parent-style-name="standard">
      <style:graphic-properties draw:stroke="none" svg:stroke-color="#000000" draw:fill="none" draw:fill-color="#ffffff" fo:min-height="0.374cm"/>
    </style:style>
    <style:style style:name="gr7" style:family="graphic" style:parent-style-name="standard">
      <style:graphic-properties draw:stroke="none" svg:stroke-color="#000000" draw:fill="none" draw:fill-color="#ffffff" fo:min-height="0.274cm"/>
    </style:style>
    <style:style style:name="gr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4.7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text-properties fo:font-size="11pt"/>
    </style:style>
    <style:style style:name="P4" style:family="paragraph">
      <style:paragraph-properties fo:text-align="center"/>
      <style:text-properties style:font-name="DejaVu Sans" fo:font-size="9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style:font-name="DejaVu Sans" fo:font-size="9pt" style:font-size-asian="18pt" style:font-size-complex="18pt"/>
    </style:style>
    <style:style style:name="P6" style:family="paragraph">
      <style:text-properties fo:font-size="9pt" style:font-size-asian="18pt" style:font-size-complex="18pt"/>
    </style:style>
    <style:style style:name="P7" style:family="paragraph">
      <loext:graphic-properties draw:fill="none" draw:fill-color="#ffffff"/>
      <style:text-properties fo:font-size="9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8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T1" style:family="text">
      <style:text-properties fo:font-size="11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style:text-position="super 58%" fo:font-size="11pt" style:font-size-asian="18pt" style:font-size-complex="18pt"/>
    </style:style>
    <style:style style:name="T4" style:family="text">
      <style:text-properties style:font-name="DejaVu Sans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8pt"/>
    </style:style>
    <style:style style:name="T7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284cm" svg:x="1.01cm" svg:y="2.645cm">
          <draw:image xlink:href="Pictures/100002010000044A000001A57D23D54D0462AB75.png" xlink:type="simple" xlink:show="embed" xlink:actuate="onLoad" loext:mime-type="image/png">
            <text:p/>
          </draw:image>
        </draw:frame>
        <draw:frame draw:style-name="gr2" draw:text-style-name="P3" draw:layer="layout" svg:width="7.936cm" svg:height="0.714cm" svg:x="7cm" svg:y="1.8cm">
          <draw:text-box>
            <text:p text:style-name="P2"><text:span text:style-name="T1">Ra</text:span><text:span text:style-name="T1">di</text:span><text:span text:style-name="T1">o </text:span><text:span text:style-name="T1">ac</text:span><text:span text:style-name="T1">tie</text:span><text:span text:style-name="T1">f</text:span><text:span text:style-name="T2"> </text:span><text:span text:style-name="T2">ve</text:span><text:span text:style-name="T2">rv</text:span><text:span text:style-name="T2">al </text:span><text:span text:style-name="T2">va</text:span><text:span text:style-name="T2">n </text:span><text:span text:style-name="T2">Ra</text:span><text:span text:style-name="T2">di</text:span><text:span text:style-name="T2">u</text:span><text:span text:style-name="T2">m </text:span><text:span text:style-name="T2">(</text:span><text:span text:style-name="T3">22</text:span><text:span text:style-name="T3">6</text:span><text:span text:style-name="T2">R</text:span><text:span text:style-name="T2">a)</text:span></text:p>
          </draw:text-box>
        </draw:frame>
        <draw:frame draw:style-name="gr3" draw:text-style-name="P5" draw:layer="layout" svg:width="3.3cm" svg:height="0.624cm" draw:transform="rotate (1.5707963267949) translate (0.376cm 7.7cm)">
          <draw:text-box>
            <text:p text:style-name="P4"><text:span text:style-name="T4">Hoeveelhei</text:span><text:span text:style-name="T4">d in %</text:span></text:p>
          </draw:text-box>
        </draw:frame>
        <draw:frame draw:style-name="gr3" draw:text-style-name="P7" draw:layer="layout" svg:width="2.4cm" svg:height="0.624cm" svg:x="10cm" svg:y="10cm">
          <draw:text-box>
            <text:p text:style-name="P6"><text:span text:style-name="T5">Tijd in </text:span><text:span text:style-name="T5">jaren</text:span></text:p>
          </draw:text-box>
        </draw:frame>
        <draw:custom-shape draw:style-name="gr4" draw:text-style-name="P8" draw:layer="layout" svg:width="0.4cm" svg:height="3.1cm" draw:transform="rotate (-1.5709708597201) translate (4.8cm 2.2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8" draw:layer="layout" svg:x1="4.8cm" svg:y1="2.6cm" svg:x2="4.8cm" svg:y2="9.3cm">
          <text:p/>
        </draw:line>
        <draw:frame draw:style-name="gr6" draw:text-style-name="P10" draw:layer="layout" svg:width="1.4cm" svg:height="0.624cm" svg:x="5.4cm" svg:y="4.976cm">
          <draw:text-box>
            <text:p text:style-name="P9"><text:span text:style-name="T6">50% </text:span></text:p>
          </draw:text-box>
        </draw:frame>
        <draw:frame draw:style-name="gr7" draw:text-style-name="P10" draw:layer="layout" svg:width="2cm" svg:height="0.581cm" svg:x="4.4cm" svg:y="9.819cm">
          <draw:text-box>
            <text:p text:style-name="P9"><text:span text:style-name="T6">16</text:span><text:span text:style-name="T6">00 </text:span><text:span text:style-name="T6">j</text:span></text:p>
          </draw:text-box>
        </draw:frame>
        <draw:line draw:style-name="gr8" draw:text-style-name="P11" draw:layer="layout" svg:x1="5.6cm" svg:y1="5.4cm" svg:x2="4.9cm" svg:y2="6cm">
          <text:p/>
        </draw:line>
        <draw:line draw:style-name="gr8" draw:text-style-name="P11" draw:layer="layout" svg:x1="5.2cm" svg:y1="9.9cm" svg:x2="4.8cm" svg:y2="9.4cm">
          <text:p/>
        </draw:line>
        <draw:frame draw:style-name="gr2" draw:text-style-name="P12" draw:layer="layout" svg:width="0.879cm" svg:height="0.67cm" svg:x="2.9cm" svg:y="1.6cm">
          <draw:text-box>
            <text:p>t<text:span text:style-name="T7">1/2</text:span></text:p>
          </draw:text-box>
        </draw:frame>
        <draw:custom-shape draw:style-name="gr9" draw:text-style-name="P8" draw:layer="layout" svg:width="0.3cm" svg:height="5.3cm" draw:transform="rotate (1.5707963267949) translate (1.7cm 7.7cm)">
          <text:p/>
          <draw:enhanced-geometry svg:viewBox="0 0 21600 21600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1.4cm" svg:height="0.624cm" svg:x="7.5cm" svg:y="6.176cm">
          <draw:text-box>
            <text:p text:style-name="P9"><text:span text:style-name="T6">30% </text:span></text:p>
          </draw:text-box>
        </draw:frame>
        <draw:line draw:style-name="gr8" draw:text-style-name="P11" draw:layer="layout" svg:x1="7.8cm" svg:y1="6.7cm" svg:x2="7.1cm" svg:y2="7.3cm">
          <text:p/>
        </draw:line>
        <draw:line draw:style-name="gr5" draw:text-style-name="P8" draw:layer="layout" svg:x1="7cm" svg:y1="7.5cm" svg:x2="7cm" svg:y2="9.3cm">
          <text:p/>
        </draw:line>
        <draw:frame draw:style-name="gr2" draw:text-style-name="P10" draw:layer="layout" svg:width="0.676cm" svg:height="0.581cm" svg:x="4cm" svg:y="7.719cm">
          <draw:text-box>
            <text:p><text:span text:style-name="T6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a933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DejaVu Sans" fo:font-family="'DejaVu Sans'" style:font-style-name="Book" style:font-family-generic="swiss" style:font-pitch="variable" fo:font-size="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2a6099" draw:marker-start-width="0.24cm" draw:marker-end="Short_20_line_20_Arrow" draw:marker-end-width="0.24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5:55:24.207438464</meta:creation-date>
    <dc:date>2019-03-17T16:29:37.624864791</dc:date>
    <meta:editing-duration>PT23M59S</meta:editing-duration>
    <meta:editing-cycles>6</meta:editing-cycles>
    <meta:generator>LibreOffice/6.1.5.2$Linux_X86_64 LibreOffice_project/10$Build-2</meta:generator>
    <meta:document-statistic meta:object-count="16"/>
  </office:meta>
</office:document-meta>
</file>